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fde" officeooo:paragraph-rsid="00046fde"/>
    </style:style>
    <style:style style:name="P2" style:family="paragraph" style:parent-style-name="Standard">
      <style:text-properties fo:font-size="16pt" officeooo:rsid="00046fde" officeooo:paragraph-rsid="00046fde" style:font-size-asian="14pt" style:font-size-complex="16pt"/>
    </style:style>
    <style:style style:name="P3" style:family="paragraph" style:parent-style-name="Standard">
      <style:text-properties fo:font-size="16pt" officeooo:rsid="0007201f" officeooo:paragraph-rsid="0007201f" style:font-size-asian="14pt" style:font-size-complex="16pt"/>
    </style:style>
    <style:style style:name="P4" style:family="paragraph" style:parent-style-name="Standard">
      <style:text-properties fo:font-size="16pt" officeooo:rsid="00081c89" officeooo:paragraph-rsid="00081c89" style:font-size-asian="14pt" style:font-size-complex="16pt"/>
    </style:style>
    <style:style style:name="T1" style:family="text">
      <style:text-properties officeooo:rsid="0007201f"/>
    </style:style>
    <style:style style:name="T2" style:family="text">
      <style:text-properties officeooo:rsid="00081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/>
      <text:p text:style-name="P1">Chapter 4: The Women</text:p>
      <text:p text:style-name="P1"/>
      <text:p text:style-name="P1">Sign 157</text:p>
      <text:p text:style-name="P1"/>
      <text:p text:style-name="P1"/>
      <text:p text:style-name="P2">And as for their claim, </text:p>
      <text:p text:style-name="P2"/>
      <text:p text:style-name="P2"><text:tab/>“Assuredly! </text:p>
      <text:p text:style-name="P2"><text:tab/> <text:s/>We killed The Messiah; </text:p>
      <text:p text:style-name="P2"><text:tab/> <text:s/>Jesus, Son of Mary; </text:p>
      <text:p text:style-name="P2"><text:tab/> <text:s/>The Messenger of God!”; </text:p>
      <text:p text:style-name="P2"/>
      <text:p text:style-name="P2"><text:span text:style-name="T1">Yet,</text:span> they did not kill him; </text:p>
      <text:p text:style-name="P2">And, they did not crucify him; </text:p>
      <text:p text:style-name="P2">But actually: It was like that for them.</text:p>
      <text:p text:style-name="P2"/>
      <text:p text:style-name="P3">And Behold: </text:p>
      <text:p text:style-name="P3">Those who are suspicious of this are Wrapped in doubt <text:span text:style-name="T2">from</text:span> this.</text:p>
      <text:p text:style-name="P4">There is not for them, from Him, Knowledge; At all;</text:p>
      <text:p text:style-name="P4">Except for the following of suspicion;</text:p>
      <text:p text:style-name="P4"/>
      <text:p text:style-name="P4">And they did not kill him;</text:p>
      <text:p text:style-name="P4">Certainly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9T20:06:56.525000000</meta:creation-date>
    <dc:date>2025-04-20T00:03:36.993000000</dc:date>
    <meta:editing-duration>PT3H56M39S</meta:editing-duration>
    <meta:editing-cycles>4</meta:editing-cycles>
    <meta:generator>LibreOffice/7.6.4.1$Windows_X86_64 LibreOffice_project/e19e193f88cd6c0525a17fb7a176ed8e6a3e2aa1</meta:generator>
    <meta:print-date>2025-04-20T00:03:48.646000000</meta:print-date>
    <meta:printed-by>PDF files</meta:printed-by>
    <meta:document-statistic meta:table-count="0" meta:image-count="0" meta:object-count="0" meta:page-count="1" meta:paragraph-count="17" meta:word-count="88" meta:character-count="487" meta:non-whitespace-character-count="398"/>
  </office:meta>
</office:document-meta>
</file>